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ender">
      <style:text-properties officeooo:paragraph-rsid="00194cb5"/>
    </style:style>
    <style:style style:name="P2" style:family="paragraph" style:parent-style-name="Sender">
      <style:text-properties fo:color="#729fcf"/>
    </style:style>
    <style:style style:name="P3" style:family="paragraph" style:parent-style-name="Sender">
      <style:text-properties fo:color="#729fcf" officeooo:paragraph-rsid="00194cb5"/>
    </style:style>
    <style:style style:name="P4" style:family="paragraph" style:parent-style-name="Standard">
      <style:text-properties officeooo:rsid="001da04e" officeooo:paragraph-rsid="001da04e"/>
    </style:style>
    <style:style style:name="P5" style:family="paragraph" style:parent-style-name="Standard">
      <style:text-properties officeooo:rsid="001ee527" officeooo:paragraph-rsid="001ee527"/>
    </style:style>
    <style:style style:name="T1" style:family="text">
      <style:text-properties officeooo:rsid="00194cb5"/>
    </style:style>
    <style:style style:name="T2" style:family="text">
      <style:text-properties officeooo:rsid="001c842b"/>
    </style:style>
    <style:style style:name="T3" style:family="text">
      <style:text-properties officeooo:rsid="001dc278"/>
    </style:style>
    <style:style style:name="T4" style:family="text">
      <style:text-properties officeooo:rsid="001ee5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onvertir els següents nombres del sistema decimal al sistema hexadecimal:</text:p>
      <text:p text:style-name="Sender"/>
      <text:p text:style-name="Sender">a. 4510<text:span text:style-name="T1">= 1000110011110</text:span></text:p>
      <text:p text:style-name="Sender"/>
      <text:p text:style-name="Sender">b. 9810<text:span text:style-name="T1">= 10011001010010</text:span></text:p>
      <text:p text:style-name="Sender"/>
      <text:p text:style-name="P1">c. 12310<text:span text:style-name="T1">= 11000000010110</text:span></text:p>
      <text:p text:style-name="Sender"/>
      <text:p text:style-name="P1">d. 23410<text:span text:style-name="T1">= 101101101110010</text:span></text:p>
      <text:p text:style-name="Sender"/>
      <text:p text:style-name="P1">e. 15510<text:span text:style-name="T1">= 11110010010110</text:span></text:p>
      <text:p text:style-name="Sender"/>
      <text:p text:style-name="P1">f. 678810<text:span text:style-name="T1">= 10100101101110011010</text:span></text:p>
      <text:p text:style-name="Sender"/>
      <text:p text:style-name="P1">g. 344610<text:span text:style-name="T1">= 1010100001000100010</text:span></text:p>
      <text:p text:style-name="Sender"/>
      <text:p text:style-name="P1">h. 238910<text:span text:style-name="T1">= 111010010100111110</text:span></text:p>
      <text:p text:style-name="Sender"/>
      <text:p text:style-name="P2">2. Convertir els següents nombres del sistema hexadecimal al sistema decimal:</text:p>
      <text:p text:style-name="Sender"/>
      <text:p text:style-name="Sender">a. 23416<text:span text:style-name="T1">= 144406</text:span></text:p>
      <text:p text:style-name="Sender"/>
      <text:p text:style-name="P1">b. 45D16<text:span text:style-name="T1">= 285974</text:span></text:p>
      <text:p text:style-name="Sender"/>
      <text:p text:style-name="P1">c. 2F16<text:span text:style-name="T1">= 12054</text:span></text:p>
      <text:p text:style-name="Sender"/>
      <text:p text:style-name="P1">d. 22F16<text:span text:style-name="T1">= 143126</text:span></text:p>
      <text:p text:style-name="Sender"/>
      <text:p text:style-name="P1">e. A4E16<text:span text:style-name="T1">= 675350</text:span></text:p>
      <text:p text:style-name="Sender"/>
      <text:p text:style-name="P1">f. 24616<text:span text:style-name="T1">= 149014</text:span></text:p>
      <text:p text:style-name="Sender"/>
      <text:p text:style-name="P1">g. A316<text:span text:style-name="T1">= 41750</text:span></text:p>
      <text:p text:style-name="Sender"/>
      <text:p text:style-name="P1">h. 5F16<text:span text:style-name="T1">= 24342</text:span></text:p>
      <text:p text:style-name="Sender"/>
      <text:p text:style-name="P2">3. Realizar les següents operacions aritmètiques:</text:p>
      <text:p text:style-name="Sender"/>
      <text:p text:style-name="Sender">a. 10011100 + 10101010 <text:span text:style-name="T1">= </text:span>101000110</text:p>
      <text:p text:style-name="Sender"/>
      <text:p text:style-name="Sender">b. 11100010 + 10110111 <text:span text:style-name="T1">= </text:span>110011001</text:p>
      <text:p text:style-name="Sender"/>
      <text:p text:style-name="Sender">c. 11011011 + 11101000 <text:span text:style-name="T1">= </text:span>111000011</text:p>
      <text:p text:style-name="Sender"/>
      <text:p text:style-name="Sender">d. 11111110 + 110011001 <text:span text:style-name="T1">= </text:span>1010010111</text:p>
      <text:p text:style-name="Sender"/>
      <text:p text:style-name="Sender">e. 10001001 + 10101011 <text:span text:style-name="T1">= </text:span>100110100</text:p>
      <text:p text:style-name="Sender"/>
      <text:p text:style-name="Sender">f. 10110110 + 10101001 <text:span text:style-name="T1">= </text:span>101011111</text:p>
      <text:p text:style-name="Sender"/>
      <text:p text:style-name="Sender">g. 10111111 + 11000111 <text:span text:style-name="T1">= </text:span>110000110</text:p>
      <text:p text:style-name="Sender"/>
      <text:p text:style-name="Sender"><text:soft-page-break/>h. 11100101 + 111100 <text:span text:style-name="T1">= </text:span>100100001</text:p>
      <text:p text:style-name="Sender"/>
      <text:p text:style-name="P2">4. Realitzar les següents operacions aritmétiques:</text:p>
      <text:p text:style-name="Sender"/>
      <text:p text:style-name="Sender">a. 1011010 x 1001<text:span text:style-name="T2">0 = </text:span>1100101010</text:p>
      <text:p text:style-name="Sender"/>
      <text:p text:style-name="Sender">b. 10110 x 1001 <text:span text:style-name="T2">= </text:span>11000110</text:p>
      <text:p text:style-name="Sender"/>
      <text:p text:style-name="P3">5. Explica els passos que has portat a terme, per a fer cada una de les conversi</text:p>
      <text:p text:style-name="P3">ons dels exercicis anteriors.</text:p>
      <text:p text:style-name="Standard"/>
      <text:p text:style-name="P4">Per <text:span text:style-name="T4">passar</text:span><text:span text:style-name="T3"> de binari a decimal, he fet 2^0 es 0, 2^1 es 2, 2^2 es 4,2^3 es 8 i així, i </text:span><text:span text:style-name="T4">posiciona</text:span><text:span text:style-name="T3"> cadascuna</text:span></text:p>
      <text:p text:style-name="P4"/>
      <text:p text:style-name="P5">Per hexadecimal es igual però amb 16 però el 10,11,12,13,14,15,16 son canviats amb ABCDEFG</text:p>
      <text:p text:style-name="P5"/>
      <text:p text:style-name="P5">Per sumar solament es fiquen de dalt i l'altre a baix i es van sumant,, si es 2, pos es per el següent numero</text:p>
      <text:p text:style-name="P5"/>
      <text:p text:style-name="P5">Per multiplicar es el mateix que la suma però numero per numero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3:12:59.777142824</meta:creation-date>
    <dc:date>2020-09-22T13:54:36.695160613</dc:date>
    <meta:editing-duration>PT30M43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36" meta:word-count="237" meta:character-count="1389" meta:non-whitespace-character-count="1188"/>
  </office:meta>
</office:document-meta>
</file>